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</text:p>
      <text:p text:style-name="Standard"/>
      <text:list xml:id="list808101230633107404" text:style-name="L1">
        <text:list-item>
          <text:p text:style-name="P1">Used for versioning static files</text:p>
        </text:list-item>
        <text:list-item>
          <text:p text:style-name="P1">Origin: where all code will be stored</text:p>
          <text:list>
            <text:list-item>
              <text:p text:style-name="P1">Branch (Master): Holds final commits</text:p>
              <text:list>
                <text:list-item>
                  <text:p text:style-name="P1">Branches are a series of commits</text:p>
                </text:list-item>
                <text:list-item>
                  <text:p text:style-name="P1">Branches are pushed back onto Master</text:p>
                </text:list-item>
              </text:list>
            </text:list-item>
            <text:list-item>
              <text:p text:style-name="P1">Leave Master Alone</text:p>
            </text:list-item>
            <text:list-item>
              <text:p text:style-name="P1">Pick Head commit and branch off</text:p>
              <text:list>
                <text:list-item>
                  <text:p text:style-name="P1">Named whatever</text:p>
                  <text:list>
                    <text:list-item>
                      <text:p text:style-name="P1">Used to make changes without affecting main project</text:p>
                    </text:list-item>
                  </text:list>
                </text:list-item>
                <text:list-item>
                  <text:p text:style-name="P1">At any point in time you can merge branches, final merge will be with branch head with master</text:p>
                  <text:list>
                    <text:list-item>
                      <text:p text:style-name="P1">Once committed branch can be destroy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On repo we will all make a branch with our Name</text:p>
          <text:list>
            <text:list-item>
              <text:p text:style-name="P1">Peter_Dawson will be my branch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05T13:43:46.35</meta:creation-date>
    <dc:date>2018-02-05T13:48:20.71</dc:date>
    <meta:editing-duration>PT4M33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14" meta:word-count="102" meta:character-count="511"/>
  </office:meta>
</office:document-meta>
</file>